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ad8a" officeooo:paragraph-rsid="0004ad8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scribe book;</text:p>
      <text:p text:style-name="P1">+-------+--------------+------+-----+---------+-------+</text:p>
      <text:p text:style-name="P1">| Field | Type <text:s text:c="8"/>| Null | Key | Default | Extra |</text:p>
      <text:p text:style-name="P1">+-------+--------------+------+-----+---------+-------+</text:p>
      <text:p text:style-name="P1">| b_id <text:s/>| int(11) <text:s text:c="5"/>| YES <text:s/>| <text:s text:c="4"/>| NULL <text:s text:c="3"/>| <text:s text:c="6"/>|</text:p>
      <text:p text:style-name="P1">| bname | varchar(50) <text:s/>| YES <text:s/>| <text:s text:c="4"/>| NULL <text:s text:c="3"/>| <text:s text:c="6"/>|</text:p>
      <text:p text:style-name="P1">| bpub <text:s/>| varchar(50) <text:s/>| YES <text:s/>| <text:s text:c="4"/>| NULL <text:s text:c="3"/>| <text:s text:c="6"/>|</text:p>
      <text:p text:style-name="P1">| bcost | decimal(7,2) | YES <text:s/>| <text:s text:c="4"/>| NULL <text:s text:c="3"/>| <text:s text:c="6"/>|</text:p>
      <text:p text:style-name="P1">| DOPub | date <text:s text:c="8"/>| YES <text:s/>| <text:s text:c="4"/>| NULL <text:s text:c="3"/>| <text:s text:c="6"/>|</text:p>
      <text:p text:style-name="P1">+-------+--------------+------+-----+---------+-------+</text:p>
      <text:p text:style-name="P1">5 rows in set (0.00 sec)</text:p>
      <text:p text:style-name="P1"/>
      <text:p text:style-name="P1"/>
      <text:p text:style-name="P1">mysql&gt; describe b_audit;</text:p>
      <text:p text:style-name="P1">+--------+--------------+------+-----+---------+-------+</text:p>
      <text:p text:style-name="P1">| Field <text:s/>| Type <text:s text:c="8"/>| Null | Key | Default | Extra |</text:p>
      <text:p text:style-name="P1">+--------+--------------+------+-----+---------+-------+</text:p>
      <text:p text:style-name="P1">| b_id <text:s text:c="2"/>| int(11) <text:s text:c="5"/>| YES <text:s/>| <text:s text:c="4"/>| NULL <text:s text:c="3"/>| <text:s text:c="6"/>|</text:p>
      <text:p text:style-name="P1">| bname <text:s/>| varchar(50) <text:s/>| YES <text:s/>| <text:s text:c="4"/>| NULL <text:s text:c="3"/>| <text:s text:c="6"/>|</text:p>
      <text:p text:style-name="P1">| bpub <text:s text:c="2"/>| varchar(50) <text:s/>| YES <text:s/>| <text:s text:c="4"/>| NULL <text:s text:c="3"/>| <text:s text:c="6"/>|</text:p>
      <text:p text:style-name="P1">| bcost <text:s/>| decimal(7,2) | YES <text:s/>| <text:s text:c="4"/>| NULL <text:s text:c="3"/>| <text:s text:c="6"/>|</text:p>
      <text:p text:style-name="P1">| DOPub <text:s/>| date <text:s text:c="8"/>| YES <text:s/>| <text:s text:c="4"/>| NULL <text:s text:c="3"/>| <text:s text:c="6"/>|</text:p>
      <text:p text:style-name="P1">| action | varchar(20) <text:s/>| YES <text:s/>| <text:s text:c="4"/>| NULL <text:s text:c="3"/>| <text:s text:c="6"/>|</text:p>
      <text:p text:style-name="P1">| a_date | date <text:s text:c="8"/>| YES <text:s/>| <text:s text:c="4"/>| NULL <text:s text:c="3"/>| <text:s text:c="6"/>|</text:p>
      <text:p text:style-name="P1">+--------+--------------+------+-----+---------+-------+</text:p>
      <text:p text:style-name="P1">7 rows in set (0.03 sec)</text:p>
      <text:p text:style-name="P1"/>
      <text:p text:style-name="P1">/--------------------------------- INSERT BEFORE ------------------------------------------</text:p>
      <text:p text:style-name="P1">Delimiter //</text:p>
      <text:p text:style-name="P1"/>
      <text:p text:style-name="P1">create trigger b_b_i</text:p>
      <text:p text:style-name="P1">before insert on book</text:p>
      <text:p text:style-name="P1">for each row</text:p>
      <text:p text:style-name="P1">begin</text:p>
      <text:p text:style-name="P1">insert into b_audit values(new.b_id,new.bname,new.bpub,new.bcost,new.DOPub,'inserted',now());</text:p>
      <text:p text:style-name="P1"/>
      <text:p text:style-name="P1">end //</text:p>
      <text:p text:style-name="P1"/>
      <text:p text:style-name="P1">delimiter ;</text:p>
      <text:p text:style-name="P1"/>
      <text:p text:style-name="P1">;---------------------------------- BEFORE UPDATE -----------------------------------------------------------</text:p>
      <text:p text:style-name="P1">Delimiter //</text:p>
      <text:p text:style-name="P1"/>
      <text:p text:style-name="P1">create trigger b_b_u</text:p>
      <text:p text:style-name="P1">before update on book</text:p>
      <text:p text:style-name="P1">for each row</text:p>
      <text:p text:style-name="P1">begin</text:p>
      <text:p text:style-name="P1"><text:s text:c="5"/><text:span text:style-name="T1">set new.bname = upper(new.bname);</text:span></text:p>
      <text:p text:style-name="P1"><text:s text:c="5"/>insert into b_audit values (old.b_id,new.bname,old.bpub,old.bcost,old.DOPub,"updated",now());</text:p>
      <text:p text:style-name="P1">end //</text:p>
      <text:p text:style-name="P1">delimiter ;</text:p>
      <text:p text:style-name="P1"/>
      <text:p text:style-name="P1">//------------------------------- AFTER DELETE ------------------------------------------------------------------</text:p>
      <text:p text:style-name="P1"/>
      <text:p text:style-name="P1">Delimiter //</text:p>
      <text:p text:style-name="P1"/>
      <text:p text:style-name="P1">create trigger b_a_d</text:p>
      <text:p text:style-name="P1">after delete on book</text:p>
      <text:p text:style-name="P1">for each row</text:p>
      <text:p text:style-name="P1">begin</text:p>
      <text:p text:style-name="P1"><text:s text:c="4"/>insert into b_audit values (old.b_id,old.bname,old.bpub,old.bcost,old.DOPub,"deleted",now());</text:p>
      <text:p text:style-name="P1">end //</text:p>
      <text:p text:style-name="P1"/>
      <text:p text:style-name="P1">delimiter ;</text:p>
      <text:p text:style-name="P1">;-----------------------------------------------------------------------------------------------</text:p>
      <text:p text:style-name="P1"/>
      <text:p text:style-name="P1">//OUTPUT </text:p>
      <text:p text:style-name="P1"/>
      <text:p text:style-name="P1">mysql&gt; select * from book;</text:p>
      <text:p text:style-name="P1">+------+-------+-------+-------+------------+</text:p>
      <text:p text:style-name="P1">| b_id | bname | bpub <text:s/>| bcost | DOPub <text:s text:c="5"/>|</text:p>
      <text:p text:style-name="P1">+------+-------+-------+-------+------------+</text:p>
      <text:p text:style-name="P1">| <text:s text:c="3"/>2 | HP <text:s text:c="3"/>| NCERT | 12.00 | 2017-09-09 |</text:p>
      <text:p text:style-name="P1">| <text:s text:c="3"/>3 | HP <text:s text:c="3"/>| NCERT | 10.00 | 2017-09-10 |</text:p>
      <text:p text:style-name="P1">+------+-------+-------+-------+------------+</text:p>
      <text:p text:style-name="P1">2 rows in set (0.00 sec)</text:p>
      <text:p text:style-name="P1"/>
      <text:p text:style-name="P1">mysql&gt; insert into book values(1,"Taneban","McHills",90.0,"2009/12/12");</text:p>
      <text:p text:style-name="P1">Query OK, 1 row affected (0.02 sec)</text:p>
      <text:p text:style-name="P1"/>
      <text:p text:style-name="P1">mysql&gt; select * from book;</text:p>
      <text:p text:style-name="P1">+------+---------+---------+-------+------------+</text:p>
      <text:p text:style-name="P1">| b_id | bname <text:s text:c="2"/>| bpub <text:s text:c="3"/>| bcost | DOPub <text:s text:c="5"/>|</text:p>
      <text:p text:style-name="P1">+------+---------+---------+-------+------------+</text:p>
      <text:p text:style-name="P1">| <text:s text:c="3"/>2 | HP <text:s text:c="5"/>| NCERT <text:s text:c="2"/>| 12.00 | 2017-09-09 |</text:p>
      <text:p text:style-name="P1">| <text:s text:c="3"/>3 | HP <text:s text:c="5"/>| NCERT <text:s text:c="2"/>| 10.00 | 2017-09-10 |</text:p>
      <text:p text:style-name="P1">| <text:s text:c="3"/>1 | Taneban | McHills | 90.00 | 2009-12-12 |</text:p>
      <text:p text:style-name="P1">+------+---------+---------+-------+------------+</text:p>
      <text:p text:style-name="P1">3 rows in set (0.00 sec)</text:p>
      <text:p text:style-name="P1"/>
      <text:p text:style-name="P1">mysql&gt; select * from b_audit;</text:p>
      <text:p text:style-name="P1">+------+-------------------+------------+-------+------------+----------+------------+</text:p>
      <text:p text:style-name="P1">| b_id | bname <text:s text:c="12"/>| bpub <text:s text:c="6"/>| bcost | DOPub <text:s text:c="5"/>| action <text:s text:c="2"/>| a_date <text:s text:c="4"/>|</text:p>
      <text:p text:style-name="P1">+------+-------------------+------------+-------+------------+----------+------------+</text:p>
      <text:p text:style-name="P1">| <text:s text:c="3"/>5 | WUTHERING HEIGHTS | Scholastic | 12.50 | 2017-08-16 | deleted <text:s/>| 2017-08-16 |</text:p>
      <text:p text:style-name="P1">| <text:s text:c="3"/>1 | Taneban <text:s text:c="10"/>| McHills <text:s text:c="3"/>| 90.00 | 2009-12-12 | inserted | 2017-08-16 |</text:p>
      <text:p text:style-name="P1">+------+-------------------+------------+-------+------------+----------+------------+</text:p>
      <text:p text:style-name="P1">2 rows in set (0.00 sec)</text:p>
      <text:p text:style-name="P1"/>
      <text:p text:style-name="P1">mysql&gt; update book set bname="Wuthering Heights" where b_id=3;</text:p>
      <text:p text:style-name="P1">Query OK, 1 row affected (0.02 sec)</text:p>
      <text:p text:style-name="P1">Rows matched: 1 <text:s/>Changed: 1 <text:s/>Warnings: 0</text:p>
      <text:p text:style-name="P1"/>
      <text:p text:style-name="P1">mysql&gt; select * from book;</text:p>
      <text:p text:style-name="P1">+------+-------------------+---------+-------+------------+</text:p>
      <text:p text:style-name="P1">| b_id | bname <text:s text:c="12"/>| bpub <text:s text:c="3"/>| bcost | DOPub <text:s text:c="5"/>|</text:p>
      <text:p text:style-name="P1">+------+-------------------+---------+-------+------------+</text:p>
      <text:p text:style-name="P1">| <text:s text:c="3"/>2 | HP <text:s text:c="15"/>| NCERT <text:s text:c="2"/>| 12.00 | 2017-09-09 |</text:p>
      <text:p text:style-name="P1">| <text:s text:c="3"/>3 | WUTHERING HEIGHTS | NCERT <text:s text:c="2"/>| 10.00 | 2017-09-10 |</text:p>
      <text:p text:style-name="P1">| <text:s text:c="3"/>1 | Taneban <text:s text:c="10"/>| McHills | 90.00 | 2009-12-12 |</text:p>
      <text:p text:style-name="P1">+------+-------------------+---------+-------+------------+</text:p>
      <text:p text:style-name="P1">3 rows in set (0.00 sec)</text:p>
      <text:p text:style-name="P1"/>
      <text:p text:style-name="P1">mysql&gt; select * from b_audit;</text:p>
      <text:p text:style-name="P1">+------+-------------------+------------+-------+------------+----------+------------+</text:p>
      <text:p text:style-name="P1">| b_id | bname <text:s text:c="12"/>| bpub <text:s text:c="6"/>| bcost | DOPub <text:s text:c="5"/>| action <text:s text:c="2"/>| a_date <text:s text:c="4"/>|</text:p>
      <text:p text:style-name="P1">+------+-------------------+------------+-------+------------+----------+------------+</text:p>
      <text:p text:style-name="P1">| <text:s text:c="3"/>5 | WUTHERING HEIGHTS | Scholastic | 12.50 | 2017-08-16 | deleted <text:s/>| 2017-08-16 |</text:p>
      <text:p text:style-name="P1">| <text:s text:c="3"/>1 | Taneban <text:s text:c="10"/>| McHills <text:s text:c="3"/>| 90.00 | 2009-12-12 | inserted | 2017-08-16 |</text:p>
      <text:p text:style-name="P1">| <text:s text:c="3"/>3 | WUTHERING HEIGHTS | NCERT <text:s text:c="5"/>| 10.00 | 2017-09-10 | updated <text:s/>| 2017-08-16 |</text:p>
      <text:p text:style-name="P1">+------+-------------------+------------+-------+------------+----------+------------+</text:p>
      <text:p text:style-name="P1">3 rows in set (0.01 sec)</text:p>
      <text:p text:style-name="P1"/>
      <text:p text:style-name="P1">mysql&gt; delete from book where b_id=1;</text:p>
      <text:p text:style-name="P1">Query OK, 1 row affected (0.03 sec)</text:p>
      <text:p text:style-name="P1"/>
      <text:p text:style-name="P1">mysql&gt; select * from book;</text:p>
      <text:p text:style-name="P1">+------+-------------------+-------+-------+------------+</text:p>
      <text:p text:style-name="P1">| b_id | bname <text:s text:c="12"/>| bpub <text:s/>| bcost | DOPub <text:s text:c="5"/>|</text:p>
      <text:p text:style-name="P1">+------+-------------------+-------+-------+------------+</text:p>
      <text:p text:style-name="P1">| <text:s text:c="3"/>2 | HP <text:s text:c="15"/>| NCERT | 12.00 | 2017-09-09 |</text:p>
      <text:p text:style-name="P1">| <text:s text:c="3"/>3 | WUTHERING HEIGHTS | NCERT | 10.00 | 2017-09-10 |</text:p>
      <text:p text:style-name="P1">+------+-------------------+-------+-------+------------+</text:p>
      <text:p text:style-name="P1">2 rows in set (0.00 sec)</text:p>
      <text:p text:style-name="P1"/>
      <text:p text:style-name="P1">mysql&gt; select * from b_audit;</text:p>
      <text:p text:style-name="P1">+------+-------------------+------------+-------+------------+----------+------------+</text:p>
      <text:p text:style-name="P1">| b_id | bname <text:s text:c="12"/>| bpub <text:s text:c="6"/>| bcost | DOPub <text:s text:c="5"/>| action <text:s text:c="2"/>| a_date <text:s text:c="4"/>|</text:p>
      <text:p text:style-name="P1">+------+-------------------+------------+-------+------------+----------+------------+</text:p>
      <text:p text:style-name="P1">| <text:s text:c="3"/>5 | WUTHERING HEIGHTS | Scholastic | 12.50 | 2017-08-16 | deleted <text:s/>| 2017-08-16 |</text:p>
      <text:p text:style-name="P1">| <text:s text:c="3"/>1 | Taneban <text:s text:c="10"/>| McHills <text:s text:c="3"/>| 90.00 | 2009-12-12 | inserted | 2017-08-16 |</text:p>
      <text:p text:style-name="P1">| <text:s text:c="3"/>3 | WUTHERING HEIGHTS | NCERT <text:s text:c="5"/>| 10.00 | 2017-09-10 | updated <text:s/>| 2017-08-16 |</text:p>
      <text:p text:style-name="P1">| <text:s text:c="3"/>1 | Taneban <text:s text:c="10"/>| McHills <text:s text:c="3"/>| 90.00 | 2009-12-12 | deleted <text:s/>| 2017-08-16 |</text:p>
      <text:p text:style-name="P1">+------+-------------------+------------+-------+------------+----------+------------+</text:p>
      <text:p text:style-name="P1">4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2:32:21.660850364</dc:date>
    <meta:editing-duration>PT1M23S</meta:editing-duration>
    <meta:editing-cycles>1</meta:editing-cycles>
    <meta:document-statistic meta:table-count="0" meta:image-count="0" meta:object-count="0" meta:page-count="1" meta:paragraph-count="122" meta:word-count="910" meta:character-count="6057" meta:non-whitespace-character-count="4848"/>
    <meta:generator>LibreOffice/5.1.6.2$Linux_X86_64 LibreOffice_project/10m0$Build-2</meta:generator>
  </office:meta>
</office:document-meta>
</file>